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vaden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0.6722in"/>
    </style:style>
    <style:style style:name="TableColumn4" style:family="table-column">
      <style:table-column-properties style:column-width="0.7027in"/>
    </style:style>
    <style:style style:name="TableColumn5" style:family="table-column">
      <style:table-column-properties style:column-width="0.475in"/>
    </style:style>
    <style:style style:name="TableColumn6" style:family="table-column">
      <style:table-column-properties style:column-width="2.5in"/>
    </style:style>
    <style:style style:name="Table2" style:family="table">
      <style:table-properties style:width="4.3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avaden" style:family="paragraph"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avaden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avaden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avaden" style:family="paragraph">
      <style:text-properties fo:font-weight="bold" style:font-weight-asian="bold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avaden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avaden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avaden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avaden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avaden" style:family="paragraph">
      <style:text-properties fo:font-weight="bold" style:font-weight-asian="bold" style:font-weight-complex="bold"/>
    </style:style>
    <style:style style:name="TableColumn42" style:family="table-column">
      <style:table-column-properties style:column-width="0.6361in"/>
    </style:style>
    <style:style style:name="TableColumn43" style:family="table-column">
      <style:table-column-properties style:column-width="0.7236in"/>
    </style:style>
    <style:style style:name="TableColumn44" style:family="table-column">
      <style:table-column-properties style:column-width="2.4694in"/>
    </style:style>
    <style:style style:name="TableColumn45" style:family="table-column">
      <style:table-column-properties style:column-width="0.868in"/>
    </style:style>
    <style:style style:name="TableColumn46" style:family="table-column">
      <style:table-column-properties style:column-width="2.4694in"/>
    </style:style>
    <style:style style:name="Table41" style:family="table">
      <style:table-properties style:width="7.1666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avaden" style:family="paragraph">
      <style:text-properties fo:font-weight="bold" style:font-weight-asian="bold" style:font-weight-complex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avaden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avaden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avaden" style:family="paragraph">
      <style:text-properties fo:font-weight="bold" style:font-weight-asian="bold" style:font-weight-complex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avaden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avaden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avaden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avaden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avaden" style:family="paragraph">
      <style:paragraph-properties fo:margin-bottom="0in" fo:line-height="100%"/>
    </style:style>
  </office:automatic-styles>
  <office:body>
    <office:text text:use-soft-page-breaks="true">
      <text:p text:style-name="P1">VHODI<text:s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Oznaka</text:p>
          </table:table-cell>
          <table:table-cell table:style-name="TableCell10">
            <text:p text:style-name="P11">Operand</text:p>
          </table:table-cell>
          <table:table-cell table:style-name="TableCell12">
            <text:p text:style-name="P13">Vrsta</text:p>
          </table:table-cell>
          <table:table-cell table:style-name="TableCell14">
            <text:p text:style-name="P15">Pomen</text:p>
          </table:table-cell>
        </table:table-row>
        <table:table-row table:style-name="TableRow16">
          <table:table-cell table:style-name="TableCell17">
            <text:p text:style-name="Navaden">Tipka b1</text:p>
          </table:table-cell>
          <table:table-cell table:style-name="TableCell18">
            <text:p text:style-name="P19">b1Pin</text:p>
          </table:table-cell>
          <table:table-cell table:style-name="TableCell20">
            <text:p text:style-name="Navaden">N.O.</text:p>
          </table:table-cell>
          <table:table-cell table:style-name="TableCell21">
            <text:p text:style-name="Navaden">S tipko b1 trajno prižgemo LED 1</text:p>
          </table:table-cell>
        </table:table-row>
        <table:table-row table:style-name="TableRow22">
          <table:table-cell table:style-name="TableCell23">
            <text:p text:style-name="Navaden">Tipka b2</text:p>
          </table:table-cell>
          <table:table-cell table:style-name="TableCell24">
            <text:p text:style-name="P25">b2Pin</text:p>
          </table:table-cell>
          <table:table-cell table:style-name="TableCell26">
            <text:p text:style-name="Navaden">N.O.</text:p>
          </table:table-cell>
          <table:table-cell table:style-name="TableCell27">
            <text:p text:style-name="Navaden">S tipko b2 trajno prižgemo LED 2</text:p>
          </table:table-cell>
        </table:table-row>
        <table:table-row table:style-name="TableRow28">
          <table:table-cell table:style-name="TableCell29">
            <text:p text:style-name="Navaden">Tipka b3</text:p>
          </table:table-cell>
          <table:table-cell table:style-name="TableCell30">
            <text:p text:style-name="P31">b3Pin</text:p>
          </table:table-cell>
          <table:table-cell table:style-name="TableCell32">
            <text:p text:style-name="Navaden">N.O.</text:p>
          </table:table-cell>
          <table:table-cell table:style-name="TableCell33">
            <text:p text:style-name="Navaden">S tipko b3 ugasnemo obe LED diodi</text:p>
          </table:table-cell>
        </table:table-row>
        <table:table-row table:style-name="TableRow34">
          <table:table-cell table:style-name="TableCell35">
            <text:p text:style-name="Navaden">Tipka b4</text:p>
          </table:table-cell>
          <table:table-cell table:style-name="TableCell36">
            <text:p text:style-name="P37">b4Pin</text:p>
          </table:table-cell>
          <table:table-cell table:style-name="TableCell38">
            <text:p text:style-name="Navaden">N.O.</text:p>
          </table:table-cell>
          <table:table-cell table:style-name="TableCell39">
            <text:p text:style-name="Navaden">S tipko b4 zamenjamo stanje LED diod</text:p>
          </table:table-cell>
        </table:table-row>
      </table:table>
      <text:p text:style-name="Navaden"/>
      <text:p text:style-name="Navaden"/>
      <text:p text:style-name="Navaden"/>
      <text:p text:style-name="Navaden"/>
      <text:p text:style-name="Navaden"/>
      <text:p text:style-name="P40">IZHODI<text:s/>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Oznaka</text:p>
          </table:table-cell>
          <table:table-cell table:style-name="TableCell50">
            <text:p text:style-name="P51">Operand</text:p>
          </table:table-cell>
          <table:table-cell table:style-name="TableCell52">
            <text:p text:style-name="P53">Pomen</text:p>
          </table:table-cell>
          <table:table-cell table:style-name="TableCell54">
            <text:p text:style-name="P55">Aktiven pri</text:p>
          </table:table-cell>
          <table:table-cell table:style-name="TableCell56">
            <text:p text:style-name="P57">Pomen</text:p>
          </table:table-cell>
        </table:table-row>
        <table:table-row table:style-name="TableRow58">
          <table:table-cell table:style-name="TableCell59">
            <text:p text:style-name="Navaden">LED 1</text:p>
          </table:table-cell>
          <table:table-cell table:style-name="TableCell60">
            <text:p text:style-name="P61">led1Pin</text:p>
          </table:table-cell>
          <table:table-cell table:style-name="TableCell62">
            <text:p text:style-name="Navaden">Sveti, če je aktivirana preko b1 ali b4</text:p>
          </table:table-cell>
          <table:table-cell table:style-name="TableCell63">
            <text:p text:style-name="Navaden">Logični 1</text:p>
          </table:table-cell>
          <table:table-cell table:style-name="TableCell64">
            <text:p text:style-name="P65">Sveti, če je aktivirana preko b1 ali b4</text:p>
          </table:table-cell>
        </table:table-row>
        <table:table-row table:style-name="TableRow66">
          <table:table-cell table:style-name="TableCell67">
            <text:p text:style-name="Navaden">LED 2</text:p>
          </table:table-cell>
          <table:table-cell table:style-name="TableCell68">
            <text:p text:style-name="P69">led2Pin</text:p>
          </table:table-cell>
          <table:table-cell table:style-name="TableCell70">
            <text:p text:style-name="Navaden">Sveti, če je aktivirana preko b2 ali b4</text:p>
          </table:table-cell>
          <table:table-cell table:style-name="TableCell71">
            <text:p text:style-name="Navaden">Logični 1</text:p>
          </table:table-cell>
          <table:table-cell table:style-name="TableCell72">
            <text:p text:style-name="P73">Sveti, če je aktivirana preko b2 ali b4</text:p>
          </table:table-cell>
        </table:table-row>
      </table:table>
      <text:p text:style-name="Navaden"/>
      <text:p text:style-name="Navaden"/>
      <text:p text:style-name="Navaden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217 12</meta:initial-creator>
    <dc:creator>U217 12</dc:creator>
    <meta:creation-date>2025-05-22T07:59:00Z</meta:creation-date>
    <dc:date>2025-05-22T08:03:00Z</dc:date>
    <meta:template xlink:href="Normal" xlink:type="simple"/>
    <meta:editing-cycles>2</meta:editing-cycles>
    <meta:editing-duration>PT240S</meta:editing-duration>
    <meta:document-statistic meta:page-count="1" meta:paragraph-count="1" meta:word-count="77" meta:character-count="521" meta:row-count="3" meta:non-whitespace-character-count="445"/>
  </office:meta>
</office:document-meta>
</file>